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officeooo:paragraph-rsid="004279d4" style:font-size-asian="14pt" style:font-size-complex="14pt"/>
    </style:style>
    <style:style style:name="P3" style:family="paragraph" style:parent-style-name="Standard">
      <style:text-properties fo:font-size="14pt" officeooo:rsid="004279d4" officeooo:paragraph-rsid="004279d4" style:font-size-asian="14pt" style:font-size-complex="14pt"/>
    </style:style>
    <style:style style:name="P4" style:family="paragraph" style:parent-style-name="Standard">
      <style:text-properties fo:font-size="14pt" officeooo:rsid="00434d15" officeooo:paragraph-rsid="00434d15" style:font-size-asian="14pt" style:font-size-complex="14pt"/>
    </style:style>
    <style:style style:name="P5" style:family="paragraph" style:parent-style-name="Standard">
      <style:paragraph-properties fo:text-align="center" style:justify-single-word="false"/>
      <style:text-properties fo:font-size="32pt" style:font-size-asian="32pt" style:font-size-complex="32pt"/>
    </style:style>
    <style:style style:name="P6" style:family="paragraph" style:parent-style-name="Standard">
      <style:paragraph-properties fo:text-align="center" style:justify-single-word="false"/>
      <style:text-properties fo:font-size="32pt" fo:font-weight="bold" officeooo:paragraph-rsid="0027d80f" style:font-size-asian="32pt" style:font-weight-asian="bold" style:font-size-complex="32pt" style:font-weight-complex="bold"/>
    </style:style>
    <style:style style:name="P7" style:family="paragraph" style:parent-style-name="Standard">
      <style:text-properties fo:font-size="14pt" officeooo:rsid="004279d4" officeooo:paragraph-rsid="004279d4" style:font-size-asian="14pt" style:font-size-complex="14pt"/>
    </style:style>
    <style:style style:name="P8" style:family="paragraph" style:parent-style-name="Standard">
      <style:text-properties fo:font-size="14pt" fo:font-style="normal" officeooo:rsid="00434d15" officeooo:paragraph-rsid="00434d15" style:font-size-asian="14pt" style:font-style-asian="normal" style:font-size-complex="14pt" style:font-style-complex="normal"/>
    </style:style>
    <style:style style:name="P9" style:family="paragraph" style:parent-style-name="Standard">
      <style:text-properties style:font-name="Liberation Serif1" fo:font-size="14pt" officeooo:rsid="00379fc8" officeooo:paragraph-rsid="004279d4" style:font-size-asian="14pt" style:font-size-complex="14pt"/>
    </style:style>
    <style:style style:name="P10" style:family="paragraph" style:parent-style-name="Standard">
      <style:text-properties style:font-name="Liberation Serif1" fo:font-size="14pt" officeooo:rsid="00443af5" officeooo:paragraph-rsid="00443af5" style:font-size-asian="14pt" style:font-size-complex="14pt"/>
    </style:style>
    <style:style style:name="T1" style:family="text">
      <style:text-properties officeooo:rsid="00334571"/>
    </style:style>
    <style:style style:name="T2" style:family="text">
      <style:text-properties officeooo:rsid="004279d4"/>
    </style:style>
    <style:style style:name="T3" style:family="text">
      <style:text-properties officeooo:rsid="00434d15"/>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443af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ataxe-64</text:p>
      <text:p text:style-name="P6"><text:span text:style-name="T2">Tensor condense</text:span>.</text:p>
      <text:p text:style-name="P5">Richard Parker <text:span text:style-name="T2">14</text:span>.<text:span text:style-name="T2">9</text:span>.201<text:span text:style-name="T1">8</text:span></text:p>
      <text:p text:style-name="P1"/>
      <text:p text:style-name="P3">It is now clear to me that tensor condense does have its outer two loops over isomorphism classes of summands in the first factor, since the answer matrix for the condensation of the element g looks like that.</text:p>
      <text:p text:style-name="P2"/>
      <text:p text:style-name="P3">Here is the exercise.</text:p>
      <text:p text:style-name="P3"/>
      <text:p text:style-name="P3">We want to compute the sum over h of matrices looking like this . . . </text:p>
      <text:p text:style-name="P3"/>
      <text:p text:style-name="P3">P[h] <text:s text:c="2"/>0 <text:s text:c="8"/>A[g] <text:s/>B[g] <text:s text:c="8"/>L M <text:s text:c="8"/>E[g] <text:s/>F[g] <text:s text:c="8"/>R[h] <text:s/>0</text:p>
      <text:p text:style-name="P3"><text:s text:c="2"/>0 <text:s text:c="2"/>Q[h] <text:s text:c="2"/>. <text:s/>C[g] <text:s/>D[g] <text:s text:c="2"/>. <text:s text:c="4"/>N O <text:s text:c="2"/>. <text:s text:c="4"/>J[g] <text:s/>K[g] <text:s text:c="2"/>. <text:s text:c="5"/>0 <text:s text:c="2"/>S[h]</text:p>
      <text:p text:style-name="P2"/>
      <text:p text:style-name="P3">Ignoring the outer two for a minute, and abbreviating we find that . . .</text:p>
      <text:p text:style-name="P3"/>
      <text:p text:style-name="P3">a b <text:s text:c="3"/>l m <text:s text:c="3"/>e f <text:s text:c="3"/>= <text:s text:c="2"/>al+bn <text:s/>am+bo <text:s text:c="3"/>e f <text:s/>= <text:s/>ale+bne+amj+boj <text:s text:c="2"/>alf+bnf+amk+bok</text:p>
      <text:p text:style-name="P3">c d <text:s text:c="3"/>n o <text:s text:c="3"/>j k <text:s text:c="8"/>cl+dn <text:s/>cm+do <text:s text:c="4"/>j k <text:s text:c="5"/>cle+dne+cmj+doj <text:s text:c="2"/>clf+dnf+cmk+dok</text:p>
      <text:p text:style-name="P3"/>
      <text:p text:style-name="P3">Writing the latter as it operates on <text:span text:style-name="T3">l m n o</text:span> (in that order) <text:span text:style-name="T3">and marking only the dependencies (i.e. assuming these little matrices commute, which they don't) </text:span>we get the matrix</text:p>
      <text:p text:style-name="P3"/>
      <text:p text:style-name="P3">a<text:span text:style-name="T3">e aj be bj</text:span></text:p>
      <text:p text:style-name="P4">af ah bf bk</text:p>
      <text:p text:style-name="P4">ce cj de dj</text:p>
      <text:p text:style-name="P4">cf ck df dk</text:p>
      <text:p text:style-name="P4"/>
      <text:p text:style-name="P4">The outer two matrices (P[h], R[h] etc.) make no difference to the dependency, so we see that the top left quarter of the output depends only on the top left quarter of the first factor and so on, and it makes sense to compute it in this way.</text:p>
      <text:p text:style-name="P2"/>
      <text:p text:style-name="P4">My previous analysis shows (well . . . suggests, anyway<text:span text:style-name="T6">, since I make mistakes</text:span>) that once one knows <text:span text:style-name="T4">both</text:span><text:span text:style-name="T5"> isomorphism classes of the first factor the rest is a matrix multiplication.</text:span></text:p>
      <text:p text:style-name="P8"/>
      <text:p text:style-name="P8">We may therefore proceed with the analysis assuming that we do know both, and work out what to do with a (respectively b, c, d) or in the original notation A[g] etc.</text:p>
      <text:p text:style-name="P9"/>
      <text:p text:style-name="P10">This will depend on the two isomorphism classes as well as the matrix E[g] etc., and it remains, as I said before, to work this out in de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9-26T15:11:53.869652651</dc:date>
    <meta:editing-duration>P1DT6M44S</meta:editing-duration>
    <meta:editing-cycles>111</meta:editing-cycles>
    <meta:generator>LibreOffice/5.1.6.2$Linux_X86_64 LibreOffice_project/10m0$Build-2</meta:generator>
    <meta:printed-by>User </meta:printed-by>
    <meta:print-date>2012-08-06T12:45:35</meta:print-date>
    <meta:document-statistic meta:table-count="0" meta:image-count="0" meta:object-count="0" meta:page-count="1" meta:paragraph-count="20" meta:word-count="316" meta:character-count="1688" meta:non-whitespace-character-count="1279"/>
  </office:meta>
</office:document-meta>
</file>